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Normal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77cm"/>
    </style:style>
    <style:style style:name="co3" style:family="table-column">
      <style:table-column-properties fo:break-before="auto" style:column-width="6.697cm"/>
    </style:style>
    <style:style style:name="co4" style:family="table-column">
      <style:table-column-properties fo:break-before="auto" style:column-width="9.084cm"/>
    </style:style>
    <style:style style:name="co5" style:family="table-column">
      <style:table-column-properties fo:break-before="auto" style:column-width="8.532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6.0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86cm"/>
    </style:style>
    <style:style style:name="co10" style:family="table-column">
      <style:table-column-properties fo:break-before="auto" style:column-width="6.248cm"/>
    </style:style>
    <style:style style:name="co11" style:family="table-column">
      <style:table-column-properties fo:break-before="auto" style:column-width="9.118cm"/>
    </style:style>
    <style:style style:name="co12" style:family="table-column">
      <style:table-column-properties fo:break-before="auto" style:column-width="8.086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5.241cm"/>
    </style:style>
    <style:style style:name="co15" style:family="table-column">
      <style:table-column-properties fo:break-before="auto" style:column-width="8.684cm"/>
    </style:style>
    <style:style style:name="ro1" style:family="table-row">
      <style:table-row-properties style:row-height="0.796cm" fo:break-before="auto" style:use-optimal-row-height="false"/>
    </style:style>
    <style:style style:name="ro2" style:family="table-row">
      <style:table-row-properties style:row-height="0.723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1.524cm" fo:break-before="auto" style:use-optimal-row-height="false"/>
    </style:style>
    <style:style style:name="ro6" style:family="table-row">
      <style:table-row-properties style:row-height="2.485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3.713cm" fo:break-before="auto" style:use-optimal-row-height="true"/>
    </style:style>
    <style:style style:name="ro10" style:family="table-row">
      <style:table-row-properties style:row-height="2.122cm" fo:break-before="auto" style:use-optimal-row-height="true"/>
    </style:style>
    <style:style style:name="ro11" style:family="table-row">
      <style:table-row-properties style:row-height="0.9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2022_Nom_20_utilisateur">
      <style:table-cell-properties style:vertical-align="middle"/>
    </style:style>
    <style:style style:name="ce2" style:family="table-cell" style:parent-style-name="_2022_Tétières">
      <style:table-cell-properties style:vertical-align="middle"/>
    </style:style>
    <style:style style:name="ce3" style:family="table-cell" style:parent-style-name="Default">
      <style:table-cell-properties fo:background-color="#e6e6e6" fo:padding="0.099cm" style:vertical-align="middle"/>
      <style:text-properties style:font-name="Arial" style:font-size-asian="10pt" style:font-size-complex="10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padding="0.099cm" style:vertical-align="middle"/>
      <style:text-properties style:font-name="Arial" style:font-size-asian="10pt" style:font-size-complex="10pt"/>
    </style:style>
    <style:style style:name="ce6" style:family="table-cell" style:parent-style-name="Default">
      <style:table-cell-properties fo:padding="0.099cm" style:vertical-align="middl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padding="0.099cm" style:vertical-align="middle"/>
      <style:text-properties fo:color="#ff0000" style:font-name="Arial" style:font-size-asian="10pt" style:font-size-complex="10pt"/>
    </style:style>
    <style:style style:name="ce8" style:family="table-cell" style:parent-style-name="Default">
      <style:table-cell-properties fo:padding="0.099cm" style:vertical-align="middle"/>
      <style:text-properties style:use-window-font-color="true" style:text-outline="false" style:text-line-through-style="none" style:font-name="Arial" fo:font-size="10pt" fo:language="en" fo:country="US" fo:text-shadow="none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-asian="Arial Unicode MS1" style:language-asian="hi" style:country-asian="IN" style:language-complex="en" style:country-complex="US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padding="0.099cm" style:vertical-align="middle"/>
      <style:text-properties style:font-name="Arial" fo:font-size="10pt" style:font-size-asian="10pt" style:font-size-complex="10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Arial" style:font-size-asian="3.5pt" style:font-style-asian="normal" style:font-weight-asian="normal" style:font-name-complex="Arial" style:font-size-complex="3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fo:font-size="10pt" fo:language="fr" fo:country="FR" style:letter-kerning="true" style:font-name-asian="Arial Unicode MS1" style:font-size-asian="10pt" style:language-asian="hi" style:country-asian="IN" style:font-size-complex="10pt"/>
    </style:style>
    <style:style style:name="T4" style:family="text">
      <style:text-properties style:use-window-font-color="true" style:font-name="Arial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</office:automatic-styles>
  <office:body>
    <office:spreadsheet>
      <table:table table:name="Gue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table:number-columns-spanned="7" table:number-rows-spanned="1">
            <text:p>Guest</text:p>
          </table:table-cell>
          <table:covered-table-cell table:style-name="ce4"/>
          <table:covered-table-cell table:style-name="ce6"/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>
            <text:p>Route</text:p>
          </table:table-cell>
          <table:table-cell table:style-name="ce2" office:value-type="string">
            <text:p>Vue</text:p>
          </table:table-cell>
          <table:table-cell table:style-name="ce2" office:value-type="string">
            <text:p>Contenus</text:p>
          </table:table-cell>
          <table:table-cell table:style-name="ce2" office:value-type="string">
            <text:p>Liens</text:p>
          </table:table-cell>
          <table:table-cell table:style-name="ce2" office:value-type="string">
            <text:p>Messages</text:p>
          </table:table-cell>
          <table:table-cell table:style-name="ce2" office:value-type="string">
            <text:p>Mails</text:p>
          </table:table-cell>
          <table:table-cell table:style-name="ce2" office:value-type="string">
            <text:p>Redirections</text:p>
          </table:table-cell>
          <table:table-cell table:style-name="ce2"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/>
          <table:table-cell office:value-type="string">
            <text:p>Pages sites Bioariège</text:p>
          </table:table-cell>
          <table:table-cell/>
          <table:table-cell table:style-name="ce8" office:value-type="string">
            <text:p>• A1 “Inscription“ — <text:span text:style-name="T1">guest/inscription</text:span></text:p>
            <text:p><text:span text:style-name="T2">• </text:span><text:span text:style-name="T2">B1 “Identification” — guest/identification</text:span></text:p>
          </table:table-cell>
          <table:table-cell table:number-columns-repeated="1020"/>
        </table:table-row>
        <table:table-row table:style-name="ro3">
          <table:table-cell table:style-name="ce3" table:number-columns-repeated="1023"/>
          <table:table-cell/>
        </table:table-row>
        <table:table-row table:style-name="ro5">
          <table:table-cell office:value-type="string">
            <text:p>guest/inscription</text:p>
          </table:table-cell>
          <table:table-cell office:value-type="string">
            <text:p>A1 “inscription_form”</text:p>
          </table:table-cell>
          <table:table-cell office:value-type="string">
            <text:p>Formulaire de création “Abonné”</text:p>
          </table:table-cell>
          <table:table-cell table:style-name="ce9" office:value-type="string">
            <text:p><text:span text:style-name="T3">A2 <text:s/>“Soumettre Abonné” — gestion/abonnes POST</text:span></text:p>
          </table:table-cell>
          <table:table-cell table:style-name="ce10" office:value-type="string">
            <text:p>• A4 “Accès a été créé”</text:p>
            <text:p><text:span text:style-name="T6">• </text:span><text:span text:style-name="T6">A3b = Détail des erreurs de validation</text:span></text:p>
          </table:table-cell>
          <table:table-cell/>
          <table:table-cell table:style-name="ce11" office:value-type="string">
            <text:p>• A4 —&gt; <text:span text:style-name="T6">Abonné /A1</text:span></text:p>
            <text:p><text:span text:style-name="T6">• </text:span><text:span text:style-name="T6">A3b —&gt; A1</text:span></text:p>
          </table:table-cell>
          <table:table-cell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6">
          <table:table-cell office:value-type="string">
            <text:p>guest/identification</text:p>
          </table:table-cell>
          <table:table-cell office:value-type="string">
            <text:p>B1 “Identification_form”</text:p>
          </table:table-cell>
          <table:table-cell office:value-type="string">
            <text:p>Formulaire d'identification “Abonné”</text:p>
          </table:table-cell>
          <table:table-cell table:style-name="Default" office:value-type="string">
            <text:p><text:span text:style-name="T4">• </text:span><text:span text:style-name="T4">B2 “Soumettre” — guest/identification POST</text:span></text:p>
            <text:p><text:span text:style-name="T5">• </text:span><text:span text:style-name="T5">B2d “Nouveau MdP” — guest/reset_mdp</text:span></text:p>
            <text:p><text:span text:style-name="T5">• <text:s/></text:span><text:span text:style-name="T5">Guest à demandé identification par erreur, </text:span></text:p>
            <text:p><text:span text:style-name="T5"><text:s text:c="3"/></text:span><text:span text:style-name="T5">Proposer lien vers inscription</text:span></text:p>
          </table:table-cell>
          <table:table-cell office:value-type="string">
            <text:p>• B3 <text:s/>“Bienvenue XX”</text:p>
            <text:p>• B3b <text:s/>“Erreur d'identification”</text:p>
            <text:p><text:s text:c="10"/>Si N-2, “attention plus que 2 essais”</text:p>
            <text:p>• B3c <text:s/>“Refus de validation répétés N fois.</text:p>
            <text:p>Compte bloqué. Le Ouaibmaistre a été prévenu” </text:p>
          </table:table-cell>
          <table:table-cell office:value-type="string">
            <text:p>B3d <text:s/>“Nouveau MdP”</text:p>
            <text:p>B3c <text:s/>“Compte suspendu”</text:p>
          </table:table-cell>
          <table:table-cell table:style-name="ce11" office:value-type="string">
            <text:p>• B3 —&gt; <text:span text:style-name="T6">Abonné /A1</text:span></text:p>
            <text:p><text:span text:style-name="T6">• </text:span><text:span text:style-name="T6">B3b —&gt; B1</text:span></text:p>
            <text:p><text:span text:style-name="T6">• </text:span><text:span text:style-name="T6">B3c —&gt; B1</text:span></text:p>
          </table:table-cell>
          <table:table-cell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7">
          <table:table-cell table:style-name="Default" table:number-columns-repeated="1024"/>
        </table:table-row>
        <table:table-row table:style-name="ro8">
          <table:table-cell/>
          <table:table-cell table:style-name="ce4"/>
          <table:table-cell table:style-name="Default"/>
          <table:table-cell table:style-name="ce4" table:number-columns-repeated="1021"/>
        </table:table-row>
        <table:table-row table:style-name="ro3">
          <table:table-cell/>
          <table:table-cell table:style-name="ce4"/>
          <table:table-cell table:style-name="ce7" office:value-type="string">
            <text:p>TODO Reset mdp</text:p>
          </table:table-cell>
          <table:table-cell table:style-name="ce4" table:number-columns-repeated="1021"/>
        </table:table-row>
        <table:table-row table:style-name="ro8" table:number-rows-repeated="7">
          <table:table-cell/>
          <table:table-cell table:style-name="ce4"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onné" table:style-name="ta1">
        <office:forms form:automatic-focus="false" form:apply-design-mode="false"/>
        <table:table-column table:style-name="co9" table:default-cell-style-name="ce4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_2022_Nom_20_utilisateur" office:value-type="string" table:number-columns-spanned="7" table:number-rows-spanned="1">
            <text:p>Abonné</text:p>
          </table:table-cell>
          <table:covered-table-cell table:style-name="Default"/>
          <table:covered-table-cell table:style-name="ce6"/>
          <table:covered-table-cell table:number-columns-repeated="4"/>
          <table:table-cell table:number-columns-repeated="1017"/>
        </table:table-row>
        <table:table-row table:style-name="ro2">
          <table:table-cell table:style-name="_2022_Tétières" office:value-type="string">
            <text:p>Route</text:p>
          </table:table-cell>
          <table:table-cell table:style-name="_2022_Tétières" office:value-type="string">
            <text:p>Vue</text:p>
          </table:table-cell>
          <table:table-cell table:style-name="_2022_Tétières" office:value-type="string">
            <text:p>Contenus</text:p>
          </table:table-cell>
          <table:table-cell table:style-name="_2022_Tétières" office:value-type="string">
            <text:p>Liens</text:p>
          </table:table-cell>
          <table:table-cell table:style-name="_2022_Tétières" office:value-type="string">
            <text:p>Messages</text:p>
          </table:table-cell>
          <table:table-cell table:style-name="_2022_Tétières" office:value-type="string">
            <text:p>Mails</text:p>
          </table:table-cell>
          <table:table-cell table:style-name="_2022_Tétières" office:value-type="string">
            <text:p>Redirections</text:p>
          </table:table-cell>
          <table:table-cell table:style-name="_2022_Tétières"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9">
          <table:table-cell office:value-type="string">
            <text:p>users/espaceclient</text:p>
          </table:table-cell>
          <table:table-cell office:value-type="string">
            <text:p>C1 “Espace client”</text:p>
          </table:table-cell>
          <table:table-cell table:style-name="ce11" office:value-type="string">
            <text:p>• Consultation des livraisons ouvertes</text:p>
            <text:p><text:span text:style-name="T1">• </text:span><text:span text:style-name="T1">Identifiants (credentials)</text:span></text:p>
            <text:p><text:span text:style-name="T1">• </text:span><text:span text:style-name="T1">Coordonnées</text:span></text:p>
            <text:p><text:span text:style-name="T1">• </text:span><text:span text:style-name="T1">Information sur les prochaines livraisons accessibles</text:span></text:p>
            <text:p><text:span text:style-name="T1">• </text:span><text:span text:style-name="T1">Historique des commandes passées </text:span></text:p>
            <text:p><text:span text:style-name="T1">(= G1mais <text:s/>limité <text:s/>à X commandes)</text:span></text:p>
          </table:table-cell>
          <table:table-cell office:value-type="string">
            <text:p><text:span text:style-name="T7">• </text:span><text:span text:style-name="T7">D1 “Index commandes ouvertes”</text:span></text:p>
            <text:p><text:span text:style-name="T8">• </text:span><text:span text:style-name="T8">E1 “Edit identifiants”</text:span></text:p>
            <text:p><text:span text:style-name="T8">• </text:span><text:span text:style-name="T8">F1 “Edit Coordonnées”</text:span></text:p>
            <text:p><text:span text:style-name="T8">• </text:span><text:span text:style-name="T8">H1 “Demander suppression compte” </text:span></text:p>
            <text:p><text:span text:style-name="T8">et “Demander suspension compte”</text:span></text:p>
            <text:p><text:span text:style-name="T8">• </text:span><text:span text:style-name="T8">J1 “Passer une commande”</text:span></text:p>
            <text:p><text:span text:style-name="T8">• </text:span><text:span text:style-name="T8">K1 “Modifier cette commande”</text:span></text:p>
            <text:p><text:span text:style-name="T8">• </text:span><text:span text:style-name="T8">L1 “Annuler cette commande”</text:span></text:p>
            <text:p><text:span text:style-name="T8">• </text:span><text:span text:style-name="T8">L1b “Demander annulation d'une commande”</text:span></text:p>
          </table:table-cell>
          <table:table-cell table:number-columns-repeated="1020"/>
        </table:table-row>
        <table:table-row table:style-name="ro3">
          <table:table-cell table:style-name="ce3" table:number-columns-repeated="1023"/>
          <table:table-cell/>
        </table:table-row>
        <table:table-row table:style-name="ro10">
          <table:table-cell office:value-type="string">
            <text:p>users/livraisons_ouvertes</text:p>
          </table:table-cell>
          <table:table-cell office:value-type="string">
            <text:p>D1 “Consulter les livraisons futures”</text:p>
          </table:table-cell>
          <table:table-cell table:style-name="ce11" office:value-type="string">
            <text:p>Liste des commandes à venir, </text:p>
            <text:p>avec visualisation différente selon si </text:p>
            <text:p>Commande ouverte ou fermée pour ce client,</text:p>
            <text:p><text:span text:style-name="T1">(notamment apparition ou non du bouton </text:span></text:p>
            <text:p><text:span text:style-name="T1">“</text:span><text:span text:style-name="T1">Passer une commande”)</text:span></text:p>
          </table:table-cell>
          <table:table-cell office:value-type="string">
            <text:p>J1 “Passer une commande”</text:p>
          </table:table-cell>
          <table:table-cell/>
          <table:table-cell office:value-type="string">
            <text:p>Demande </text:p>
            <text:p>De suppression/suspension </text:p>
            <text:p>De compte.</text:p>
          </table:table-cell>
          <table:table-cell table:number-columns-repeated="1018"/>
        </table:table-row>
        <table:table-row table:style-name="ro3">
          <table:table-cell table:style-name="ce3" table:number-columns-repeated="1023"/>
          <table:table-cell/>
        </table:table-row>
        <table:table-row table:style-name="ro11">
          <table:table-cell office:value-type="string">
            <text:p>users/edit/identifiants</text:p>
          </table:table-cell>
          <table:table-cell office:value-type="string">
            <text:p>E1 <text:s/>Modifier son accès</text:p>
          </table:table-cell>
          <table:table-cell office:value-type="string">
            <text:p>Formulaire “Edit Accès”</text:p>
          </table:table-cell>
          <table:table-cell office:value-type="string">
            <text:p>E2 “Update identifiants”</text:p>
          </table:table-cell>
          <table:table-cell office:value-type="string">
            <text:p>E4 <text:s/>“Modification de l'accès effectuée”</text:p>
          </table:table-cell>
          <table:table-cell/>
          <table:table-cell office:value-type="string">
            <text:p>• <text:s/>C1 Espace client</text:p>
            <text:p>• Bug =&gt; ouaibmaistre</text:p>
          </table:table-cell>
          <table:table-cell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11">
          <table:table-cell office:value-type="string">
            <text:p>users/edit/coordonnees</text:p>
          </table:table-cell>
          <table:table-cell office:value-type="string">
            <text:p>F1 <text:s/>Modifier ses coordonnées</text:p>
          </table:table-cell>
          <table:table-cell office:value-type="string">
            <text:p>Formulaire “Edit Coordonnées”</text:p>
          </table:table-cell>
          <table:table-cell office:value-type="string">
            <text:p>F2 “Update Coordonnées”</text:p>
          </table:table-cell>
          <table:table-cell office:value-type="string">
            <text:p>F4 <text:s/>“Modification des coordonnées effectuée”</text:p>
          </table:table-cell>
          <table:table-cell/>
          <table:table-cell office:value-type="string">
            <text:p>• <text:s/>C1 Espace client</text:p>
            <text:p>• Bug =&gt; ouaibmaistre</text:p>
          </table:table-cell>
          <table:table-cell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3">
          <table:table-cell office:value-type="string">
            <text:p>users/commandes/all</text:p>
          </table:table-cell>
          <table:table-cell office:value-type="string">
            <text:p>G1 <text:s/>Historique des commandes</text:p>
          </table:table-cell>
          <table:table-cell office:value-type="string">
            <text:p>Historique complet des commandes</text:p>
          </table:table-cell>
          <table:table-cell table:number-columns-repeated="1021"/>
        </table:table-row>
        <table:table-row table:style-name="ro3">
          <table:table-cell table:style-name="ce3" table:number-columns-repeated="1023"/>
          <table:table-cell/>
        </table:table-row>
        <table:table-row table:style-name="ro8" table:number-rows-repeated="6">
          <table:table-cell table:style-name="Default"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stionnaire" table:style-name="ta1">
        <office:forms form:automatic-focus="false" form:apply-design-mode="false"/>
        <table:table-column table:style-name="co9" table:default-cell-style-name="ce4"/>
        <table:table-column table:style-name="co10" table:default-cell-style-name="ce5"/>
        <table:table-column table:style-name="co15" table:default-cell-style-name="ce5"/>
        <table:table-column table:style-name="co4" table:default-cell-style-name="ce5"/>
        <table:table-column table:style-name="co5" table:default-cell-style-name="ce5"/>
        <table:table-column table:style-name="co14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_2022_Nom_20_utilisateur" office:value-type="string" table:number-columns-spanned="7" table:number-rows-spanned="1">
            <text:p>Gestionnaire</text:p>
          </table:table-cell>
          <table:covered-table-cell table:style-name="Default"/>
          <table:covered-table-cell table:style-name="ce6"/>
          <table:covered-table-cell table:number-columns-repeated="4"/>
          <table:table-cell table:number-columns-repeated="1017"/>
        </table:table-row>
        <table:table-row table:style-name="ro2">
          <table:table-cell table:style-name="_2022_Tétières" office:value-type="string">
            <text:p>Route</text:p>
          </table:table-cell>
          <table:table-cell table:style-name="_2022_Tétières" office:value-type="string">
            <text:p>Vue</text:p>
          </table:table-cell>
          <table:table-cell table:style-name="_2022_Tétières" office:value-type="string">
            <text:p>Contenus</text:p>
          </table:table-cell>
          <table:table-cell table:style-name="_2022_Tétières" office:value-type="string">
            <text:p>Liens</text:p>
          </table:table-cell>
          <table:table-cell table:style-name="_2022_Tétières" office:value-type="string">
            <text:p>Messages</text:p>
          </table:table-cell>
          <table:table-cell table:style-name="_2022_Tétières" office:value-type="string">
            <text:p>Mails</text:p>
          </table:table-cell>
          <table:table-cell table:style-name="_2022_Tétières" office:value-type="string">
            <text:p>Redirections</text:p>
          </table:table-cell>
          <table:table-cell table:style-name="_2022_Tétières"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8" table:number-rows-repeated="16">
          <table:table-cell table:style-name="Default"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 (Ouaibmaistre)" table:style-name="ta1">
        <office:forms form:automatic-focus="false" form:apply-design-mode="false"/>
        <table:table-column table:style-name="co9" table:default-cell-style-name="ce4"/>
        <table:table-column table:style-name="co10" table:default-cell-style-name="ce5"/>
        <table:table-column table:style-name="co15" table:default-cell-style-name="ce5"/>
        <table:table-column table:style-name="co4" table:default-cell-style-name="ce5"/>
        <table:table-column table:style-name="co5" table:default-cell-style-name="ce5"/>
        <table:table-column table:style-name="co14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_2022_Nom_20_utilisateur" office:value-type="string" table:number-columns-spanned="7" table:number-rows-spanned="1">
            <text:p>Admin (web)</text:p>
          </table:table-cell>
          <table:covered-table-cell table:style-name="Default"/>
          <table:covered-table-cell table:style-name="ce6"/>
          <table:covered-table-cell table:number-columns-repeated="4"/>
          <table:table-cell table:number-columns-repeated="1017"/>
        </table:table-row>
        <table:table-row table:style-name="ro2">
          <table:table-cell table:style-name="_2022_Tétières" office:value-type="string">
            <text:p>Route</text:p>
          </table:table-cell>
          <table:table-cell table:style-name="_2022_Tétières" office:value-type="string">
            <text:p>Vue</text:p>
          </table:table-cell>
          <table:table-cell table:style-name="_2022_Tétières" office:value-type="string">
            <text:p>Contenus</text:p>
          </table:table-cell>
          <table:table-cell table:style-name="_2022_Tétières" office:value-type="string">
            <text:p>Liens</text:p>
          </table:table-cell>
          <table:table-cell table:style-name="_2022_Tétières" office:value-type="string">
            <text:p>Messages</text:p>
          </table:table-cell>
          <table:table-cell table:style-name="_2022_Tétières" office:value-type="string">
            <text:p>Mails</text:p>
          </table:table-cell>
          <table:table-cell table:style-name="_2022_Tétières" office:value-type="string">
            <text:p>Redirections</text:p>
          </table:table-cell>
          <table:table-cell table:style-name="_2022_Tétières" table:number-columns-repeated="1017"/>
        </table:table-row>
        <table:table-row table:style-name="ro3">
          <table:table-cell table:style-name="ce3" table:number-columns-repeated="1023"/>
          <table:table-cell/>
        </table:table-row>
        <table:table-row table:style-name="ro8" table:number-rows-repeated="16">
          <table:table-cell table:style-name="Default"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adornments="Normal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able-cell-properties style:vertical-align="middle" style:vertical-justify="auto"/>
      <style:paragraph-properties css3t:text-justify="auto"/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22_Nom_20_utilisateur" style:display-name="•Nom utilisateur" style:family="table-cell" style:parent-style-name="Default">
      <style:table-cell-properties style:text-align-source="fix" style:repeat-content="false" style:vertical-align="top" style:vertical-justify="auto"/>
      <style:paragraph-properties fo:text-align="center" css3t:text-justify="auto" fo:margin-left="0cm"/>
      <style:text-properties fo:color="#800000" style:font-name="Helvetica Neue" fo:font-size="16pt" fo:font-weight="bold" style:font-size-asian="16pt" style:font-weight-asian="bold" style:font-size-complex="16pt" style:font-weight-complex="bold"/>
    </style:style>
    <style:style style:name="_2022_Tétières" style:display-name="•Tétières" style:family="table-cell" style:parent-style-name="Default">
      <style:table-cell-properties style:text-align-source="fix" style:repeat-content="false" fo:padding="0.099cm" style:vertical-align="middle" style:vertical-justify="auto"/>
      <style:paragraph-properties fo:text-align="center" css3t:text-justify="auto" fo:margin-left="0cm"/>
      <style:text-properties style:font-name="Arial" fo:font-size="14pt" fo:font-weight="bold" style:font-size-asian="14pt" style:font-weight-asian="bold" style:font-size-complex="14pt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586cm" fo:margin-bottom="0.416cm" fo:margin-left="0.787cm" fo:margin-right="0.658cm" style:scale-to="6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8:14:37</meta:creation-date>
    <dc:date>2014-01-05T20:13:41</dc:date>
    <meta:editing-duration>P2DT8H50M35S</meta:editing-duration>
    <meta:editing-cycles>45</meta:editing-cycles>
    <meta:generator>LibreOffice/3.5$MacOSX_x86 LibreOffice_project/165a79a-7059095-e13bb37-fef39a4-9503d18</meta:generator>
    <meta:print-date>2014-01-05T20:13:11</meta:print-date>
    <meta:document-statistic meta:table-count="4" meta:cell-count="72" meta:object-count="0"/>
  </office:meta>
</office:document-meta>
</file>